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96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96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96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96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96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96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96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96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96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96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96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96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96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96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96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96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96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manuel Abraham Sulbaran Santaell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7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870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Sulbaran Santael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092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9.4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2" meta:non-whitespace-character-count="1014"/>
    <meta:template xlink:type="simple" xlink:actuate="onRequest" xlink:title="Normal" xlink:href=""/>
  </office:meta>
</office:document-meta>
</file>